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 Roman" svg:font-family="Times Roman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style-complex="italic" fo:font-size="11pt" style:font-size-asian="11pt" style:font-size-complex="11pt"/>
    </style:style>
    <style:style style:name="T3" style:parent-style-name="Policepardéfaut" style:family="text">
      <style:text-properties style:font-name="Times New Roman" style:font-style-complex="italic" fo:font-size="11pt" style:font-size-asian="11pt" style:font-size-complex="11pt"/>
    </style:style>
    <style:style style:name="T4" style:parent-style-name="Policepardéfaut" style:family="text">
      <style:text-properties style:font-name="Times New Roman" fo:font-style="italic" style:font-style-asian="italic" fo:font-size="11pt" style:font-size-asian="11pt" style:font-size-complex="11pt"/>
    </style:style>
    <style:style style:name="T5" style:parent-style-name="Policepardéfaut" style:family="text">
      <style:text-properties style:font-name="Times New Roman" fo:font-style="italic" style:font-style-asian="italic" fo:font-size="11pt" style:font-size-asian="11pt" style:font-size-complex="11pt"/>
    </style:style>
    <style:style style:name="T6" style:parent-style-name="Policepardéfaut" style:family="text">
      <style:text-properties style:font-name="Times New Roman" fo:font-style="italic" style:font-style-asian="italic" fo:font-size="11pt" style:font-size-asian="11pt" style:font-size-complex="11pt"/>
    </style:style>
    <style:style style:name="T7" style:parent-style-name="Policepardéfaut" style:family="text">
      <style:text-properties style:font-name="Times New Roman" fo:font-weight="bold" style:font-weight-asian="bold" fo:font-style="italic" style:font-style-asian="italic" fo:font-size="11pt" style:font-size-asian="11pt" style:font-size-complex="11pt"/>
    </style:style>
    <style:style style:name="P8" style:parent-style-name="Normal" style:family="paragraph">
      <style:text-properties style:font-name="Times New Roman" fo:font-size="11pt" style:font-size-asian="11pt" style:font-size-complex="11pt"/>
    </style:style>
    <style:style style:name="P9" style:parent-style-name="Normal" style:family="paragraph">
      <style:text-properties style:font-name="Times New Roman" fo:font-size="11pt" style:font-size-asian="11pt" style:font-size-complex="11pt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P15" style:parent-style-name="Normal" style:family="paragraph">
      <style:paragraph-properties fo:margin-left="0.25in">
        <style:tab-stops/>
      </style:paragraph-properties>
      <style:text-properties style:font-name="Times New Roman" style:font-weight-complex="bold" fo:font-size="11pt" style:font-size-asian="11pt" style:font-size-complex="11pt"/>
    </style:style>
    <style:style style:name="TableColumn17" style:family="table-column">
      <style:table-column-properties style:column-width="2.975in"/>
    </style:style>
    <style:style style:name="TableColumn18" style:family="table-column">
      <style:table-column-properties style:column-width="3.9576in"/>
    </style:style>
    <style:style style:name="Table16" style:family="table">
      <style:table-properties style:width="6.9326in" fo:margin-left="0.25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font-name="Times New Roman" fo:font-weight="bold" style:font-weight-asian="bold" style:font-weight-complex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style:font-name="Times New Roman" fo:color="#4472C4" fo:font-size="11pt" style:font-size-asian="11pt" style:font-size-complex="11pt"/>
    </style:style>
    <style:style style:name="P26" style:parent-style-name="Normal" style:family="paragraph">
      <style:text-properties style:font-name="Times New Roman" fo:color="#4472C4" fo:font-size="11pt" style:font-size-asian="11pt" style:font-size-complex="11pt"/>
    </style:style>
    <style:style style:name="P27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font-name="Times New Roman" fo:color="#4472C4" fo:font-size="11pt" style:font-size-asian="11pt" style:font-size-complex="11pt"/>
    </style:style>
    <style:style style:name="P29" style:parent-style-name="Normal" style:family="paragraph">
      <style:text-properties style:font-name="Times New Roman" fo:color="#4472C4" fo:font-size="11pt" style:font-size-asian="11pt" style:font-size-complex="11pt"/>
    </style:style>
    <style:style style:name="P30" style:parent-style-name="Normal" style:family="paragraph">
      <style:text-properties style:font-name="Times New Roman" fo:font-weight="bold" style:font-weight-asian="bold" style:font-weight-complex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style:font-name="Times New Roman" fo:color="#4472C4" fo:font-size="11pt" style:font-size-asian="11pt" style:font-size-complex="11pt"/>
    </style:style>
    <style:style style:name="P33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font-name="Times New Roman" fo:color="#4472C4" fo:font-size="11pt" style:font-size-asian="11pt" style:font-size-complex="11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style:text-autospace="none"/>
    </style:style>
    <style:style style:name="T39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4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1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4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44" style:parent-style-name="Normal" style:family="paragraph">
      <style:paragraph-properties style:text-autospace="none"/>
    </style:style>
    <style:style style:name="T4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6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4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49" style:parent-style-name="Normal" style:family="paragraph">
      <style:paragraph-properties style:text-autospace="none"/>
    </style:style>
    <style:style style:name="T5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51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5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5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5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5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56" style:parent-style-name="Normal" style:family="paragraph">
      <style:paragraph-properties style:text-autospace="none"/>
    </style:style>
    <style:style style:name="T5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5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59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60" style:parent-style-name="Normal" style:family="paragraph">
      <style:paragraph-properties style:text-autospace="none"/>
      <style:text-properties style:font-name="Times New Roman" fo:color="#000000" fo:font-size="11pt" style:font-size-asian="11pt" style:font-size-complex="11pt" fo:background-color="#FFFFFF"/>
    </style:style>
    <style:style style:name="P61" style:parent-style-name="Normal" style:family="paragraph">
      <style:paragraph-properties style:text-autospace="none"/>
      <style:text-properties style:font-name="Times New Roman" fo:color="#000000" fo:font-size="11pt" style:font-size-asian="11pt" style:font-size-complex="11pt" fo:background-color="#FFFFFF"/>
    </style:style>
    <style:style style:name="P62" style:parent-style-name="Normal" style:family="paragraph">
      <style:paragraph-properties style:text-autospace="none"/>
      <style:text-properties style:font-name="Times New Roman" fo:color="#000000" fo:font-size="11pt" style:font-size-asian="11pt" style:font-size-complex="11pt" fo:background-color="#FFFFFF"/>
    </style:style>
    <style:style style:name="P63" style:parent-style-name="Normal" style:family="paragraph">
      <style:paragraph-properties style:text-autospace="none"/>
    </style:style>
    <style:style style:name="T64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6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66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6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6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69" style:parent-style-name="Normal" style:family="paragraph">
      <style:paragraph-properties style:text-autospace="none"/>
    </style:style>
    <style:style style:name="T7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7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7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7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7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7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7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77" style:parent-style-name="Normal" style:family="paragraph">
      <style:paragraph-properties fo:margin-left="0.25in">
        <style:tab-stops/>
      </style:paragraph-properties>
      <style:text-properties style:font-name="Times New Roman" style:font-weight-complex="bold" fo:font-size="11pt" style:font-size-asian="11pt" style:font-size-complex="11pt"/>
    </style:style>
    <style:style style:name="P78" style:parent-style-name="Normal" style:family="paragraph"/>
    <style:style style:name="T79" style:parent-style-name="Policepardéfaut" style:family="text">
      <style:text-properties style:font-name="Times New Roman" style:font-weight-complex="bold" fo:font-size="11pt" style:font-size-asian="11pt" style:font-size-complex="11pt"/>
    </style:style>
    <style:style style:name="T80" style:parent-style-name="Policepardéfaut" style:family="text">
      <style:text-properties style:font-name="Times New Roman" fo:font-weight="bold" style:font-weight-asian="bold" fo:font-style="italic" style:font-style-asian="italic" style:font-style-complex="italic" fo:font-size="11pt" style:font-size-asian="11pt" style:font-size-complex="11pt"/>
    </style:style>
    <style:style style:name="P81" style:parent-style-name="Normal" style:family="paragraph">
      <style:paragraph-properties fo:margin-left="0.25in">
        <style:tab-stops/>
      </style:paragraph-properties>
      <style:text-properties style:font-name="Times New Roman" style:font-weight-complex="bold" fo:font-size="11pt" style:font-size-asian="11pt" style:font-size-complex="11pt"/>
    </style:style>
    <style:style style:name="TableColumn83" style:family="table-column">
      <style:table-column-properties style:column-width="2.975in"/>
    </style:style>
    <style:style style:name="TableColumn84" style:family="table-column">
      <style:table-column-properties style:column-width="3.9576in"/>
    </style:style>
    <style:style style:name="Table82" style:family="table">
      <style:table-properties style:width="6.9326in" fo:margin-left="0.25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88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89" style:parent-style-name="Normal" style:family="paragraph">
      <style:text-properties style:font-name="Times New Roman" fo:font-weight="bold" style:font-weight-asian="bold" style:font-weight-complex="bold" fo:color="#4472C4" fo:font-size="11pt" style:font-size-asian="11pt" style:font-size-complex="11pt"/>
    </style:style>
    <style:style style:name="P90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91" style:parent-style-name="Normal" style:family="paragraph">
      <style:paragraph-properties fo:margin-left="0.4916in">
        <style:tab-stops/>
      </style:paragraph-properties>
      <style:text-properties style:font-name="Times New Roman" fo:color="#4472C4" fo:font-size="11pt" style:font-size-asian="11pt" style:font-size-complex="11pt"/>
    </style:style>
    <style:style style:name="P92" style:parent-style-name="Normal" style:family="paragraph">
      <style:paragraph-properties fo:margin-left="0.4916in">
        <style:tab-stops/>
      </style:paragraph-properties>
      <style:text-properties style:font-name="Times New Roman" fo:color="#4472C4" fo:font-size="11pt" style:font-size-asian="11pt" style:font-size-complex="11pt"/>
    </style:style>
    <style:style style:name="P93" style:parent-style-name="Normal" style:family="paragraph">
      <style:paragraph-properties fo:margin-left="0.4916in">
        <style:tab-stops/>
      </style:paragraph-properties>
      <style:text-properties style:font-name="Times New Roman" fo:color="#4472C4" fo:font-size="11pt" style:font-size-asian="11pt" style:font-size-complex="11pt"/>
    </style:style>
    <style:style style:name="T94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style:text-autospace="none"/>
    </style:style>
    <style:style style:name="T9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0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0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0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103" style:parent-style-name="Normal" style:family="paragraph">
      <style:paragraph-properties style:text-autospace="none"/>
    </style:style>
    <style:style style:name="T10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0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0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0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0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09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10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11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1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1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114" style:parent-style-name="Normal" style:family="paragraph">
      <style:paragraph-properties style:text-autospace="none"/>
    </style:style>
    <style:style style:name="T11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1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1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1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1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20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12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122" style:parent-style-name="Normal" style:family="paragraph">
      <style:paragraph-properties style:text-autospace="none"/>
    </style:style>
    <style:style style:name="T12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24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12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2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2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128" style:parent-style-name="Normal" style:family="paragraph">
      <style:paragraph-properties fo:margin-left="0.25in">
        <style:tab-stops/>
      </style:paragraph-properties>
      <style:text-properties style:font-name="Times New Roman" style:font-weight-complex="bold" fo:font-size="11pt" style:font-size-asian="11pt" style:font-size-complex="11pt"/>
    </style:style>
    <style:style style:name="P129" style:parent-style-name="Normal" style:family="paragraph"/>
    <style:style style:name="T130" style:parent-style-name="Policepardéfaut" style:family="text">
      <style:text-properties style:font-name="Times New Roman" style:font-weight-complex="bold" fo:font-size="11pt" style:font-size-asian="11pt" style:font-size-complex="11pt"/>
    </style:style>
    <style:style style:name="T131" style:parent-style-name="Policepardéfaut" style:family="text">
      <style:text-properties style:font-name="Times New Roman" style:font-weight-complex="bold" fo:font-size="11pt" style:font-size-asian="11pt" style:font-size-complex="11pt"/>
    </style:style>
    <style:style style:name="T132" style:parent-style-name="Policepardéfaut" style:family="text">
      <style:text-properties style:font-name="Times New Roman" fo:font-weight="bold" style:font-weight-asian="bold" fo:font-style="italic" style:font-style-asian="italic" style:font-style-complex="italic" fo:font-size="11pt" style:font-size-asian="11pt" style:font-size-complex="11pt"/>
    </style:style>
    <style:style style:name="P133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TableColumn135" style:family="table-column">
      <style:table-column-properties style:column-width="3.3687in"/>
    </style:style>
    <style:style style:name="TableColumn136" style:family="table-column">
      <style:table-column-properties style:column-width="3.5638in"/>
    </style:style>
    <style:style style:name="Table134" style:family="table">
      <style:table-properties style:width="6.9326in" fo:margin-left="0.25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0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1" style:parent-style-name="Normal" style:family="paragraph">
      <style:text-properties style:font-name="Times New Roman" fo:font-weight="bold" style:font-weight-asian="bold" style:font-weight-complex="bold" fo:color="#4472C4" fo:font-size="11pt" style:font-size-asian="11pt" style:font-size-complex="11pt"/>
    </style:style>
    <style:style style:name="P142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143" style:parent-style-name="Normal" style:family="paragraph">
      <style:text-properties style:font-name="Times New Roman" fo:color="#4472C4" fo:font-size="11pt" style:font-size-asian="11pt" style:font-size-complex="11pt"/>
    </style:style>
    <style:style style:name="T144" style:parent-style-name="Policepardéfaut" style:family="text">
      <style:text-properties style:font-name="Times New Roman" fo:color="#4472C4" fo:font-size="11pt" style:font-size-asian="11pt" style:font-size-complex="11pt"/>
    </style:style>
    <style:style style:name="T145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146" style:parent-style-name="Policepardéfaut" style:family="text">
      <style:text-properties style:font-name="Times New Roman" fo:color="#4472C4" fo:font-size="11pt" style:font-size-asian="11pt" style:font-size-complex="11pt"/>
    </style:style>
    <style:style style:name="T147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148" style:parent-style-name="Policepardéfaut" style:family="text">
      <style:text-properties style:font-name="Times New Roman" fo:color="#4472C4" fo:font-size="11pt" style:font-size-asian="11pt" style:font-size-complex="11pt"/>
    </style:style>
    <style:style style:name="P149" style:parent-style-name="Normal" style:family="paragraph">
      <style:text-properties style:font-name="Times New Roman" fo:color="#4472C4" fo:font-size="11pt" style:font-size-asian="11pt" style:font-size-complex="11pt"/>
    </style:style>
    <style:style style:name="P150" style:parent-style-name="Normal" style:family="paragraph">
      <style:text-properties style:font-name="Times New Roman" fo:color="#4472C4" fo:font-size="11pt" style:font-size-asian="11pt" style:font-size-complex="11pt"/>
    </style:style>
    <style:style style:name="P151" style:parent-style-name="Normal" style:family="paragraph">
      <style:text-properties style:font-name="Times New Roman" fo:color="#4472C4" fo:font-size="11pt" style:font-size-asian="11pt" style:font-size-complex="11pt"/>
    </style:style>
    <style:style style:name="T152" style:parent-style-name="Policepardéfaut" style:family="text">
      <style:text-properties style:font-name="Times New Roman" fo:color="#4472C4" fo:font-size="11pt" style:font-size-asian="11pt" style:font-size-complex="11pt"/>
    </style:style>
    <style:style style:name="T153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154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156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59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60" style:parent-style-name="Normal" style:family="paragraph">
      <style:paragraph-properties style:text-autospace="none"/>
    </style:style>
    <style:style style:name="T161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16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6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6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6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6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6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6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69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17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7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172" style:parent-style-name="Normal" style:family="paragraph">
      <style:paragraph-properties style:text-autospace="none"/>
    </style:style>
    <style:style style:name="T17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7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7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7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7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7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79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18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8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8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183" style:parent-style-name="Normal" style:family="paragraph">
      <style:paragraph-properties style:text-autospace="none"/>
    </style:style>
    <style:style style:name="T18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85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18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8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8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8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90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19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9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9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9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9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96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19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19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199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0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0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202" style:parent-style-name="Normal" style:family="paragraph">
      <style:paragraph-properties style:text-autospace="none"/>
    </style:style>
    <style:style style:name="T20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0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0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0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0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0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209" style:parent-style-name="Normal" style:family="paragraph">
      <style:paragraph-properties style:text-autospace="none"/>
    </style:style>
    <style:style style:name="T21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1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1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1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1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1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1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1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218" style:parent-style-name="Normal" style:family="paragraph">
      <style:paragraph-properties style:text-autospace="none"/>
    </style:style>
    <style:style style:name="T21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2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2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2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2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2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2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2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227" style:parent-style-name="Normal" style:family="paragraph">
      <style:paragraph-properties fo:margin-left="0.25in">
        <style:tab-stops/>
      </style:paragraph-properties>
      <style:text-properties style:font-name="Times New Roman" style:font-weight-complex="bold" fo:font-size="11pt" style:font-size-asian="11pt" style:font-size-complex="11pt"/>
    </style:style>
    <style:style style:name="P228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P229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P230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P231" style:parent-style-name="Normal" style:family="paragraph"/>
    <style:style style:name="T232" style:parent-style-name="Policepardéfaut" style:family="text">
      <style:text-properties style:font-name="Times New Roman" style:font-weight-complex="bold" fo:font-size="11pt" style:font-size-asian="11pt" style:font-size-complex="11pt"/>
    </style:style>
    <style:style style:name="T233" style:parent-style-name="Policepardéfaut" style:family="text">
      <style:text-properties style:font-name="Times New Roman" fo:font-weight="bold" style:font-weight-asian="bold" fo:font-style="italic" style:font-style-asian="italic" style:font-style-complex="italic" fo:font-size="11pt" style:font-size-asian="11pt" style:font-size-complex="11pt"/>
    </style:style>
    <style:style style:name="P234" style:parent-style-name="Normal" style:family="paragraph">
      <style:text-properties style:font-name="Times New Roman" fo:font-weight="bold" style:font-weight-asian="bold" fo:font-style="italic" style:font-style-asian="italic" style:font-style-complex="italic" fo:font-size="11pt" style:font-size-asian="11pt" style:font-size-complex="11pt"/>
    </style:style>
    <style:style style:name="P235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P236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TableColumn238" style:family="table-column">
      <style:table-column-properties style:column-width="2.975in"/>
    </style:style>
    <style:style style:name="TableColumn239" style:family="table-column">
      <style:table-column-properties style:column-width="3.9576in"/>
    </style:style>
    <style:style style:name="Table237" style:family="table">
      <style:table-properties style:width="6.9326in" fo:margin-left="0.25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43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44" style:parent-style-name="Normal" style:family="paragraph">
      <style:text-properties style:font-name="Times New Roman" fo:font-weight="bold" style:font-weight-asian="bold" style:font-weight-complex="bold" fo:color="#4472C4" fo:font-size="11pt" style:font-size-asian="11pt" style:font-size-complex="11pt"/>
    </style:style>
    <style:style style:name="P245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246" style:parent-style-name="Policepardéfaut" style:family="text">
      <style:text-properties style:font-name="Times New Roman" fo:color="#4472C4" fo:font-size="11pt" style:font-size-asian="11pt" style:font-size-complex="11pt"/>
    </style:style>
    <style:style style:name="T247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248" style:parent-style-name="Policepardéfaut" style:family="text">
      <style:text-properties style:font-name="Times New Roman" fo:color="#4472C4" fo:font-size="11pt" style:font-size-asian="11pt" style:font-size-complex="11pt"/>
    </style:style>
    <style:style style:name="T249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250" style:parent-style-name="Policepardéfaut" style:family="text">
      <style:text-properties style:font-name="Times New Roman" fo:color="#4472C4" fo:font-size="11pt" style:font-size-asian="11pt" style:font-size-complex="11pt"/>
    </style:style>
    <style:style style:name="P251" style:parent-style-name="Normal" style:family="paragraph">
      <style:text-properties style:font-name="Times New Roman" fo:color="#4472C4" fo:font-size="11pt" style:font-size-asian="11pt" style:font-size-complex="11pt"/>
    </style:style>
    <style:style style:name="T252" style:parent-style-name="Policepardéfaut" style:family="text">
      <style:text-properties style:font-name="Times New Roman" fo:color="#4472C4" fo:font-size="11pt" style:font-size-asian="11pt" style:font-size-complex="11pt"/>
    </style:style>
    <style:style style:name="T253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254" style:parent-style-name="Policepardéfaut" style:family="text">
      <style:text-properties style:font-name="Times New Roman" fo:color="#4472C4" fo:font-size="11pt" style:font-size-asian="11pt" style:font-size-complex="11pt"/>
    </style:style>
    <style:style style:name="T255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256" style:parent-style-name="Policepardéfaut" style:family="text">
      <style:text-properties style:font-name="Times New Roman" fo:color="#4472C4" fo:font-size="11pt" style:font-size-asian="11pt" style:font-size-complex="11pt"/>
    </style:style>
    <style:style style:name="P257" style:parent-style-name="Normal" style:family="paragraph">
      <style:text-properties style:font-name="Times New Roman" fo:color="#4472C4" fo:font-size="11pt" style:font-size-asian="11pt" style:font-size-complex="11pt"/>
    </style:style>
    <style:style style:name="P258" style:parent-style-name="Normal" style:family="paragraph">
      <style:text-properties style:font-name="Times New Roman" fo:color="#4472C4" fo:font-size="11pt" style:font-size-asian="11pt" style:font-size-complex="11pt"/>
    </style:style>
    <style:style style:name="T259" style:parent-style-name="Policepardéfaut" style:family="text">
      <style:text-properties style:font-name="Times New Roman" fo:color="#4472C4" fo:font-size="11pt" style:font-size-asian="11pt" style:font-size-complex="11pt"/>
    </style:style>
    <style:style style:name="T260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261" style:parent-style-name="Policepardéfaut" style:family="text">
      <style:text-properties style:font-name="Times New Roman" fo:color="#4472C4" fo:font-size="11pt" style:font-size-asian="11pt" style:font-size-complex="11pt"/>
    </style:style>
    <style:style style:name="T262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263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264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67" style:parent-style-name="Normal" style:family="paragraph">
      <style:paragraph-properties style:text-autospace="none"/>
      <style:text-properties style:font-name="Times New Roman" fo:color="#8000FF" fo:font-size="11pt" style:font-size-asian="11pt" style:font-size-complex="11pt" fo:background-color="#FFFFFF"/>
    </style:style>
    <style:style style:name="P268" style:parent-style-name="Normal" style:family="paragraph">
      <style:paragraph-properties style:text-autospace="none"/>
    </style:style>
    <style:style style:name="T269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27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7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7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7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7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7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276" style:parent-style-name="Normal" style:family="paragraph">
      <style:paragraph-properties style:text-autospace="none"/>
    </style:style>
    <style:style style:name="T27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78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27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8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8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8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8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84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28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8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8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8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89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290" style:parent-style-name="Normal" style:family="paragraph">
      <style:paragraph-properties style:text-autospace="none"/>
    </style:style>
    <style:style style:name="T29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9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9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9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9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9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29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29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299" style:parent-style-name="Normal" style:family="paragraph">
      <style:paragraph-properties style:text-autospace="none"/>
    </style:style>
    <style:style style:name="T30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01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30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0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0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0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06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30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0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09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1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1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312" style:parent-style-name="Normal" style:family="paragraph">
      <style:paragraph-properties style:text-autospace="none"/>
    </style:style>
    <style:style style:name="T31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1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1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1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1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1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1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2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321" style:parent-style-name="Normal" style:family="paragraph">
      <style:paragraph-properties style:text-autospace="none"/>
    </style:style>
    <style:style style:name="T32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2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2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2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2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327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P328" style:parent-style-name="Normal" style:family="paragraph"/>
    <style:style style:name="T329" style:parent-style-name="Policepardéfaut" style:family="text">
      <style:text-properties style:font-name="Times New Roman" style:font-weight-complex="bold" fo:font-size="11pt" style:font-size-asian="11pt" style:font-size-complex="11pt"/>
    </style:style>
    <style:style style:name="T330" style:parent-style-name="Policepardéfaut" style:family="text">
      <style:text-properties style:font-name="Times New Roman" fo:font-weight="bold" style:font-weight-asian="bold" fo:font-style="italic" style:font-style-asian="italic" style:font-style-complex="italic" fo:font-size="11pt" style:font-size-asian="11pt" style:font-size-complex="11pt"/>
    </style:style>
    <style:style style:name="P331" style:parent-style-name="Normal" style:family="paragraph">
      <style:paragraph-properties fo:margin-left="0.5in">
        <style:tab-stops/>
      </style:paragraph-properties>
      <style:text-properties style:font-name="Times New Roman" style:font-weight-complex="bold" fo:font-size="11pt" style:font-size-asian="11pt" style:font-size-complex="11pt"/>
    </style:style>
    <style:style style:name="TableColumn333" style:family="table-column">
      <style:table-column-properties style:column-width="2.9527in"/>
    </style:style>
    <style:style style:name="TableColumn334" style:family="table-column">
      <style:table-column-properties style:column-width="3.9576in"/>
    </style:style>
    <style:style style:name="Table332" style:family="table">
      <style:table-properties style:width="6.9104in" fo:margin-left="0.2722in" table:align="lef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38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39" style:parent-style-name="Normal" style:family="paragraph">
      <style:text-properties style:font-name="Times New Roman" fo:font-weight="bold" style:font-weight-asian="bold" style:font-weight-complex="bold" fo:color="#4472C4" fo:font-size="11pt" style:font-size-asian="11pt" style:font-size-complex="11pt"/>
    </style:style>
    <style:style style:name="P340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341" style:parent-style-name="Policepardéfaut" style:family="text">
      <style:text-properties style:font-name="Times New Roman" fo:color="#4472C4" fo:font-size="11pt" style:font-size-asian="11pt" style:font-size-complex="11pt"/>
    </style:style>
    <style:style style:name="T342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343" style:parent-style-name="Policepardéfaut" style:family="text">
      <style:text-properties style:font-name="Times New Roman" fo:color="#4472C4" fo:font-size="11pt" style:font-size-asian="11pt" style:font-size-complex="11pt"/>
    </style:style>
    <style:style style:name="T344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345" style:parent-style-name="Policepardéfaut" style:family="text">
      <style:text-properties style:font-name="Times New Roman" fo:color="#4472C4" fo:font-size="11pt" style:font-size-asian="11pt" style:font-size-complex="11pt"/>
    </style:style>
    <style:style style:name="P346" style:parent-style-name="Normal" style:family="paragraph">
      <style:text-properties style:font-name="Times New Roman" fo:color="#4472C4" fo:font-size="11pt" style:font-size-asian="11pt" style:font-size-complex="11pt"/>
    </style:style>
    <style:style style:name="T347" style:parent-style-name="Policepardéfaut" style:family="text">
      <style:text-properties style:font-name="Times New Roman" fo:color="#4472C4" fo:font-size="11pt" style:font-size-asian="11pt" style:font-size-complex="11pt"/>
    </style:style>
    <style:style style:name="T348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349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52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53" style:parent-style-name="Normal" style:family="paragraph">
      <style:paragraph-properties style:text-autospace="none"/>
    </style:style>
    <style:style style:name="T354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35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5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5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5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59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6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6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362" style:parent-style-name="Normal" style:family="paragraph">
      <style:paragraph-properties style:text-autospace="none"/>
    </style:style>
    <style:style style:name="T36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64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36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6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6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6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69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37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7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7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7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7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375" style:parent-style-name="Normal" style:family="paragraph">
      <style:paragraph-properties style:text-autospace="none"/>
    </style:style>
    <style:style style:name="T37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77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37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7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8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8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8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83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84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38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386" style:parent-style-name="Normal" style:family="paragraph">
      <style:paragraph-properties style:text-autospace="none"/>
    </style:style>
    <style:style style:name="T38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8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8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9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391" style:parent-style-name="Normal" style:family="paragraph">
      <style:paragraph-properties style:text-autospace="none"/>
    </style:style>
    <style:style style:name="T39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393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394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395" style:parent-style-name="Normal" style:family="paragraph">
      <style:paragraph-properties fo:margin-left="0.25in">
        <style:tab-stops/>
      </style:paragraph-properties>
      <style:text-properties style:font-name="Times New Roman" style:font-weight-complex="bold" fo:font-size="11pt" style:font-size-asian="11pt" style:font-size-complex="11pt"/>
    </style:style>
    <style:style style:name="P396" style:parent-style-name="Normal" style:family="paragraph"/>
    <style:style style:name="T397" style:parent-style-name="Policepardéfaut" style:family="text">
      <style:text-properties style:font-name="Times New Roman" style:font-weight-complex="bold" fo:font-size="11pt" style:font-size-asian="11pt" style:font-size-complex="11pt"/>
    </style:style>
    <style:style style:name="T398" style:parent-style-name="Policepardéfaut" style:family="text">
      <style:text-properties style:font-name="Times New Roman" fo:font-weight="bold" style:font-weight-asian="bold" fo:font-style="italic" style:font-style-asian="italic" style:font-style-complex="italic" fo:font-size="11pt" style:font-size-asian="11pt" style:font-size-complex="11pt"/>
    </style:style>
    <style:style style:name="P399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TableColumn401" style:family="table-column">
      <style:table-column-properties style:column-width="2.9527in"/>
    </style:style>
    <style:style style:name="TableColumn402" style:family="table-column">
      <style:table-column-properties style:column-width="3.9576in"/>
    </style:style>
    <style:style style:name="Table400" style:family="table">
      <style:table-properties style:width="6.9104in" fo:margin-left="0.2722in" table:align="left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06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07" style:parent-style-name="Normal" style:family="paragraph">
      <style:text-properties style:font-name="Times New Roman" fo:font-weight="bold" style:font-weight-asian="bold" style:font-weight-complex="bold" fo:color="#4472C4" fo:font-size="11pt" style:font-size-asian="11pt" style:font-size-complex="11pt"/>
    </style:style>
    <style:style style:name="P408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409" style:parent-style-name="Policepardéfaut" style:family="text">
      <style:text-properties style:font-name="Times New Roman" fo:color="#4472C4" fo:font-size="11pt" style:font-size-asian="11pt" style:font-size-complex="11pt"/>
    </style:style>
    <style:style style:name="T410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411" style:parent-style-name="Policepardéfaut" style:family="text">
      <style:text-properties style:font-name="Times New Roman" fo:color="#4472C4" fo:font-size="11pt" style:font-size-asian="11pt" style:font-size-complex="11pt"/>
    </style:style>
    <style:style style:name="T412" style:parent-style-name="Policepardéfaut" style:family="text">
      <style:text-properties style:font-name="Times New Roman" fo:color="#4472C4" fo:font-size="11pt" style:font-size-asian="11pt" style:font-size-complex="11pt"/>
    </style:style>
    <style:style style:name="T413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414" style:parent-style-name="Policepardéfaut" style:family="text">
      <style:text-properties style:font-name="Times New Roman" fo:color="#4472C4" fo:font-size="11pt" style:font-size-asian="11pt" style:font-size-complex="11pt"/>
    </style:style>
    <style:style style:name="P415" style:parent-style-name="Normal" style:family="paragraph">
      <style:text-properties style:font-name="Times New Roman" fo:color="#4472C4" fo:font-size="11pt" style:font-size-asian="11pt" style:font-size-complex="11pt"/>
    </style:style>
    <style:style style:name="T416" style:parent-style-name="Policepardéfaut" style:family="text">
      <style:text-properties style:font-name="Times New Roman" fo:color="#4472C4" fo:font-size="11pt" style:font-size-asian="11pt" style:font-size-complex="11pt"/>
    </style:style>
    <style:style style:name="T417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418" style:parent-style-name="Normal" style:family="paragraph">
      <style:text-properties style:font-name="Times New Roman" fo:color="#4472C4" fo:font-size="11pt" style:font-size-asian="11pt" style:font-size-complex="11pt"/>
    </style:style>
    <style:style style:name="T419" style:parent-style-name="Policepardéfaut" style:family="text">
      <style:text-properties style:font-name="Times New Roman" fo:color="#4472C4" fo:font-size="11pt" style:font-size-asian="11pt" style:font-size-complex="11pt"/>
    </style:style>
    <style:style style:name="T420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421" style:parent-style-name="Policepardéfaut" style:family="text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24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25" style:parent-style-name="Normal" style:family="paragraph">
      <style:paragraph-properties style:text-autospace="none"/>
    </style:style>
    <style:style style:name="T426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42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2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2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3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31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3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433" style:parent-style-name="Normal" style:family="paragraph">
      <style:paragraph-properties style:text-autospace="none"/>
    </style:style>
    <style:style style:name="T43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35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43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3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3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39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4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4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42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443" style:parent-style-name="Normal" style:family="paragraph">
      <style:text-properties style:font-name="Times New Roman" style:font-weight-complex="bold" fo:font-size="11pt" style:font-size-asian="11pt" style:font-size-complex="11pt"/>
    </style:style>
    <style:style style:name="P444" style:parent-style-name="Normal" style:family="paragraph"/>
    <style:style style:name="T445" style:parent-style-name="Policepardéfaut" style:family="text">
      <style:text-properties style:font-name="Times New Roman" style:font-weight-complex="bold" fo:font-size="11pt" style:font-size-asian="11pt" style:font-size-complex="11pt"/>
    </style:style>
    <style:style style:name="T446" style:parent-style-name="Policepardéfaut" style:family="text">
      <style:text-properties style:font-name="Times New Roman" fo:font-weight="bold" style:font-weight-asian="bold" fo:font-style="italic" style:font-style-asian="italic" style:font-style-complex="italic" fo:font-size="11pt" style:font-size-asian="11pt" style:font-size-complex="11pt"/>
    </style:style>
    <style:style style:name="P447" style:parent-style-name="Normal" style:family="paragraph">
      <style:paragraph-properties fo:margin-left="0.5in">
        <style:tab-stops/>
      </style:paragraph-properties>
      <style:text-properties style:font-name="Times New Roman" style:font-weight-complex="bold" fo:font-size="11pt" style:font-size-asian="11pt" style:font-size-complex="11pt"/>
    </style:style>
    <style:style style:name="TableColumn449" style:family="table-column">
      <style:table-column-properties style:column-width="2.9527in"/>
    </style:style>
    <style:style style:name="TableColumn450" style:family="table-column">
      <style:table-column-properties style:column-width="3.9576in"/>
    </style:style>
    <style:style style:name="Table448" style:family="table">
      <style:table-properties style:width="6.9104in" fo:margin-left="0.2722in" table:align="left"/>
    </style:style>
    <style:style style:name="TableRow451" style:family="table-row">
      <style:table-row-properties style:min-row-height="1.109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54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55" style:parent-style-name="Normal" style:family="paragraph">
      <style:text-properties style:font-name="Times New Roman" fo:font-weight="bold" style:font-weight-asian="bold" style:font-weight-complex="bold" fo:color="#4472C4" fo:font-size="11pt" style:font-size-asian="11pt" style:font-size-complex="11pt"/>
    </style:style>
    <style:style style:name="P456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457" style:parent-style-name="Normal" style:family="paragraph">
      <style:text-properties style:font-name="Times New Roman" fo:color="#4472C4" fo:font-size="11pt" style:font-size-asian="11pt" style:font-size-complex="11pt"/>
    </style:style>
    <style:style style:name="P458" style:parent-style-name="Normal" style:family="paragraph">
      <style:text-properties style:font-name="Times New Roman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459" style:parent-style-name="Normal" style:family="paragraph">
      <style:text-properties style:font-name="Times New Roman" fo:font-size="11pt" style:font-size-asian="11pt" style:font-size-complex="11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62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63" style:parent-style-name="Normal" style:family="paragraph">
      <style:paragraph-properties style:text-autospace="none"/>
    </style:style>
    <style:style style:name="T464" style:parent-style-name="Policepardéfaut" style:family="text">
      <style:text-properties style:font-name="Times New Roman" fo:color="#8000FF" fo:font-size="11pt" style:font-size-asian="11pt" style:font-size-complex="11pt" fo:background-color="#FFFFFF"/>
    </style:style>
    <style:style style:name="T465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66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67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6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69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70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471" style:parent-style-name="Normal" style:family="paragraph">
      <style:paragraph-properties style:text-autospace="none"/>
    </style:style>
    <style:style style:name="T47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73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47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7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7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77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78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79" style:parent-style-name="Policepardéfaut" style:family="text">
      <style:text-properties style:font-name="Times New Roman" fo:font-weight="bold" style:font-weight-asian="bold" style:font-weight-complex="bold" fo:color="#0000FF" fo:font-size="11pt" style:font-size-asian="11pt" style:font-size-complex="11pt" fo:background-color="#FFFFFF"/>
    </style:style>
    <style:style style:name="T480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81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82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83" style:parent-style-name="Policepardéfaut" style:family="text">
      <style:text-properties style:font-name="Times New Roman" fo:color="#FF8000" fo:font-size="11pt" style:font-size-asian="11pt" style:font-size-complex="11pt" fo:background-color="#FFFFFF"/>
    </style:style>
    <style:style style:name="T484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85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86" style:parent-style-name="Policepardéfaut" style:family="text">
      <style:text-properties style:font-name="Times New Roman" fo:color="#000000" fo:font-size="11pt" style:font-size-asian="11pt" style:font-size-complex="11pt" fo:background-color="#FFFFFF"/>
    </style:style>
    <style:style style:name="T487" style:parent-style-name="Policepardéfaut" style:family="text">
      <style:text-properties style:font-name="Times New Roman" fo:color="#FF8000" fo:font-size="11pt" style:font-size-asian="11pt" style:font-size-complex="11pt" fo:background-color="#FFFFFF"/>
    </style:style>
    <style:style style:name="T488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T489" style:parent-style-name="Policepardéfaut" style:family="text">
      <style:text-properties style:font-name="Times New Roman" fo:font-weight="bold" style:font-weight-asian="bold" style:font-weight-complex="bold" fo:color="#000080" fo:font-size="11pt" style:font-size-asian="11pt" style:font-size-complex="11pt" fo:background-color="#FFFFFF"/>
    </style:style>
    <style:style style:name="P490" style:parent-style-name="Normal" style:family="paragraph">
      <style:paragraph-properties fo:margin-left="0.5in">
        <style:tab-stops/>
      </style:paragraph-properties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91" style:parent-style-name="Normal" style:family="paragraph">
      <style:text-properties style:font-name="Times New Roman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92" style:parent-style-name="Policepardéfaut" style:family="text">
      <style:text-properties style:font-name="Times New Roman" fo:font-size="11pt" style:font-size-asian="11pt" style:font-size-complex="11pt"/>
    </style:style>
  </office:automatic-styles>
  <office:body>
    <office:text text:use-soft-page-breaks="true">
      <text:p text:style-name="P1">U.F.R. de Sciences</text:p>
      <text:p text:style-name="Normal"><text:span text:style-name="T3">Exactes et Naturelles <text:s text:c="67"/></text:span><text:span text:style-name="T4"><text:tab/></text:span><text:span text:style-name="T5"><text:tab/></text:span><text:span text:style-name="T6"><text:tab/><text:s text:c="24"/></text:span><text:span text:style-name="T7">TD4 : INFO0401</text:span></text:p>
      <text:p text:style-name="P8">REIMS<text:tab/><text:tab/><text:tab/><text:tab/><text:tab/><text:s text:c="42"/><text:tab/><text:s/><text:tab/><text:s text:c="24"/>02/02/2021</text:p>
      <text:p text:style-name="P9"/>
      <text:p text:style-name="P10"/>
      <text:p text:style-name="P11"/>
      <text:p text:style-name="P12">EXERCICES SUR LES PILES</text:p>
      <text:p text:style-name="P13"/>
      <text:list text:style-name="LFO1" text:continue-numbering="true">
        <text:list-item>
          <text:p text:style-name="P14">Écrire la structure d’un élément d’une pile et d’une pile.</text:p>
        </text:list-item>
      </text:list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Algorithme :</text:p>
            <text:p text:style-name="P22"/>
            <text:p text:style-name="P23">//structure d’un élément de la pile :</text:p>
            <text:p text:style-name="P24">Début</text:p>
            <text:p text:style-name="P25"><text:tab/>struct cell *next ;</text:p>
            <text:p text:style-name="P26"><text:tab/>entier value ;</text:p>
            <text:p text:style-name="P27">Fin</text:p>
            <text:p text:style-name="P28">CELL ;</text:p>
            <text:p text:style-name="P29"/>
            <text:p text:style-name="P30">//structure de la pile :</text:p>
            <text:p text:style-name="P31">Début</text:p>
            <text:p text:style-name="P32"><text:tab/>CELL *first ;</text:p>
            <text:p text:style-name="P33">Fin</text:p>
            <text:p text:style-name="Normal"><text:span text:style-name="T34">PILE ;</text:span></text:p>
          </table:table-cell>
          <table:table-cell table:style-name="TableCell35">
            <text:p text:style-name="P36">Code C</text:p>
            <text:p text:style-name="P37"/>
            <text:p text:style-name="P38"><text:span text:style-name="T39">typedef</text:span><text:span text:style-name="T40"><text:s/></text:span><text:span text:style-name="T41">struct</text:span><text:span text:style-name="T42"><text:s/>Cell</text:span><text:span text:style-name="T43">{</text:span></text:p>
            <text:p text:style-name="P44"><text:span text:style-name="T45"><text:s text:c="4"/></text:span><text:span text:style-name="T46">int</text:span><text:span text:style-name="T47"><text:s/>value</text:span><text:span text:style-name="T48">;</text:span></text:p>
            <text:p text:style-name="P49"><text:span text:style-name="T50"><text:s text:c="4"/></text:span><text:span text:style-name="T51">struct</text:span><text:span text:style-name="T52"><text:s/>Cell<text:s/></text:span><text:span text:style-name="T53">*</text:span><text:span text:style-name="T54">next</text:span><text:span text:style-name="T55">;</text:span></text:p>
            <text:p text:style-name="P56"><text:span text:style-name="T57">}</text:span><text:span text:style-name="T58"><text:s/>Cell</text:span><text:span text:style-name="T59">;</text:span></text:p>
            <text:p text:style-name="P60"/>
            <text:p text:style-name="P61"/>
            <text:p text:style-name="P62"/>
            <text:p text:style-name="P63"><text:span text:style-name="T64">typedef</text:span><text:span text:style-name="T65"><text:s/></text:span><text:span text:style-name="T66">struct</text:span><text:span text:style-name="T67"><text:s/>Pile</text:span><text:span text:style-name="T68">{</text:span></text:p>
            <text:p text:style-name="P69"><text:span text:style-name="T70"><text:s text:c="4"/>Cell<text:s/></text:span><text:span text:style-name="T71">*</text:span><text:span text:style-name="T72">first</text:span><text:span text:style-name="T73">;</text:span></text:p>
            <text:p text:style-name="Normal"><text:span text:style-name="T74">}</text:span><text:span text:style-name="T75"><text:s/>Pile</text:span><text:span text:style-name="T76">;</text:span></text:p>
          </table:table-cell>
        </table:table-row>
      </table:table>
      <text:p text:style-name="P77"/>
      <text:list text:style-name="LFO1" text:continue-numbering="true">
        <text:list-item>
          <text:p text:style-name="P78"><text:span text:style-name="T79">Écrire la fonction pour créer une pile.<text:s/></text:span><text:span text:style-name="T80">(create)</text:span></text:p>
        </text:list-item>
      </text:list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Algorithme :</text:p>
            <text:p text:style-name="P88"/>
            <text:p text:style-name="P89">fonction create() : Pile*</text:p>
            <text:p text:style-name="P90">Début</text:p>
            <text:p text:style-name="P91">PILE *pile = allouer(*pile) ;</text:p>
            <text:p text:style-name="P92">pile → first = NULL ;</text:p>
            <text:p text:style-name="P93">Retourner(pile) ;</text:p>
            <text:p text:style-name="Normal"><text:span text:style-name="T94">Fin</text:span></text:p>
          </table:table-cell>
          <table:table-cell table:style-name="TableCell95">
            <text:p text:style-name="P96">Code C :</text:p>
            <text:p text:style-name="P97"/>
            <text:p text:style-name="P98"><text:span text:style-name="T99">Pile</text:span><text:span text:style-name="T100">*</text:span><text:span text:style-name="T101"><text:s/>create</text:span><text:span text:style-name="T102">(){</text:span></text:p>
            <text:p text:style-name="P103"><text:span text:style-name="T104"><text:s text:c="4"/>Pile<text:s/></text:span><text:span text:style-name="T105">*</text:span><text:span text:style-name="T106">pile<text:s/></text:span><text:span text:style-name="T107">=</text:span><text:span text:style-name="T108"><text:s/>malloc</text:span><text:span text:style-name="T109">(</text:span><text:span text:style-name="T110">sizeof</text:span><text:span text:style-name="T111">(*</text:span><text:span text:style-name="T112">pile</text:span><text:span text:style-name="T113">));</text:span></text:p>
            <text:p text:style-name="P114"><text:span text:style-name="T115"><text:s text:c="4"/>pile</text:span><text:span text:style-name="T116">-&gt;</text:span><text:span text:style-name="T117">first<text:s/></text:span><text:span text:style-name="T118">=</text:span><text:span text:style-name="T119"><text:s/></text:span><text:span text:style-name="T120">NULL</text:span><text:span text:style-name="T121">;</text:span></text:p>
            <text:p text:style-name="P122"><text:span text:style-name="T123"><text:s text:c="4"/></text:span><text:span text:style-name="T124">return</text:span><text:span text:style-name="T125"><text:s/>pile</text:span><text:span text:style-name="T126">;</text:span></text:p>
            <text:p text:style-name="Normal"><text:span text:style-name="T127">}</text:span></text:p>
          </table:table-cell>
        </table:table-row>
      </table:table>
      <text:p text:style-name="P128"/>
      <text:list text:style-name="LFO1" text:continue-numbering="true">
        <text:list-item>
          <text:p text:style-name="P129"><text:span text:style-name="T130">Écrire la<text:s/></text:span><text:span text:style-name="T131">fonction pour empiler.<text:s/></text:span><text:span text:style-name="T132">(push)</text:span></text:p>
        </text:list-item>
      </text:list>
      <text:p text:style-name="P133"/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Algorithme :</text:p>
            <text:p text:style-name="P140"/>
            <text:p text:style-name="P141">fonction push(Pile* pile, Entier val) : vide</text:p>
            <text:p text:style-name="P142">Début</text:p>
            <text:p text:style-name="P143"><text:s text:c="2"/>CELL *cell = allouer(tailleDe(*cell)) ;</text:p>
            <text:p text:style-name="Normal"><text:span text:style-name="T144"><text:s text:c="2"/></text:span><text:span text:style-name="T145">Si</text:span><text:span text:style-name="T146"><text:s/>(pile != NULL &amp;&amp; cell != NULL)<text:s/></text:span><text:span text:style-name="T147">Alors</text:span><text:span text:style-name="T148"> :</text:span></text:p>
            <text:p text:style-name="P149"><text:s text:c="4"/>Cell→value &lt;= val ;</text:p>
            <text:p text:style-name="P150"><text:s text:c="4"/>Cell→next &lt;= pile→first ;</text:p>
            <text:p text:style-name="P151"><text:s text:c="4"/>Pile→first &lt;= cell ;</text:p>
            <text:p text:style-name="Normal"><text:span text:style-name="T152"><text:s text:c="2"/></text:span><text:span text:style-name="T153">Fin Si</text:span><text:span text:style-name="T154"><text:tab/></text:span></text:p>
            <text:p text:style-name="Normal"><text:span text:style-name="T155">Fin</text:span></text:p>
            <text:p text:style-name="P156"/>
          </table:table-cell>
          <table:table-cell table:style-name="TableCell157">
            <text:p text:style-name="P158">Code C :</text:p>
            <text:p text:style-name="P159"/>
            <text:p text:style-name="P160"><text:span text:style-name="T161">void</text:span><text:span text:style-name="T162"><text:s/>push</text:span><text:span text:style-name="T163">(</text:span><text:span text:style-name="T164">Pile</text:span><text:span text:style-name="T165">*</text:span><text:span text:style-name="T166"><text:s/>pile</text:span><text:span text:style-name="T167">,</text:span><text:span text:style-name="T168"><text:s/></text:span><text:span text:style-name="T169">int</text:span><text:span text:style-name="T170"><text:s/>value</text:span><text:span text:style-name="T171">){</text:span></text:p>
            <text:p text:style-name="P172"><text:span text:style-name="T173"><text:s text:c="4"/>Cell<text:s/></text:span><text:span text:style-name="T174">*</text:span><text:span text:style-name="T175">cell<text:s/></text:span><text:span text:style-name="T176">=</text:span><text:span text:style-name="T177"><text:s/>malloc</text:span><text:span text:style-name="T178">(</text:span><text:span text:style-name="T179">sizeof</text:span><text:span text:style-name="T180">(*</text:span><text:span text:style-name="T181">cell</text:span><text:span text:style-name="T182">));</text:span></text:p>
            <text:p text:style-name="P183"><text:span text:style-name="T184"><text:s text:c="4"/></text:span><text:span text:style-name="T185">if</text:span><text:span text:style-name="T186">(</text:span><text:span text:style-name="T187">pile<text:s/></text:span><text:span text:style-name="T188">==</text:span><text:span text:style-name="T189"><text:s/></text:span><text:span text:style-name="T190">NULL</text:span><text:span text:style-name="T191"><text:s/></text:span><text:span text:style-name="T192">||</text:span><text:span text:style-name="T193"><text:s/>cell<text:s/></text:span><text:span text:style-name="T194">==</text:span><text:span text:style-name="T195"><text:s/></text:span><text:span text:style-name="T196">NULL</text:span><text:span text:style-name="T197">)</text:span><text:span text:style-name="T198"><text:s/>exit</text:span><text:span text:style-name="T199">(</text:span><text:span text:style-name="T200">EXIT_FAILURE</text:span><text:span text:style-name="T201">);</text:span></text:p>
            <text:p text:style-name="P202"><text:span text:style-name="T203"><text:s text:c="4"/>cell</text:span><text:span text:style-name="T204">-&gt;</text:span><text:span text:style-name="T205">value<text:s/></text:span><text:span text:style-name="T206">=</text:span><text:span text:style-name="T207"><text:s/>value</text:span><text:span text:style-name="T208">;</text:span></text:p>
            <text:p text:style-name="P209"><text:span text:style-name="T210"><text:s text:c="4"/>cell</text:span><text:span text:style-name="T211">-&gt;</text:span><text:span text:style-name="T212">next<text:s/></text:span><text:span text:style-name="T213">=</text:span><text:span text:style-name="T214"><text:s/>pile</text:span><text:span text:style-name="T215">-&gt;</text:span><text:span text:style-name="T216">first</text:span><text:span text:style-name="T217">;</text:span></text:p>
            <text:p text:style-name="P218"><text:span text:style-name="T219"><text:s text:c="4"/>pile</text:span><text:span text:style-name="T220">-&gt;</text:span><text:span text:style-name="T221">first<text:s/></text:span><text:span text:style-name="T222">=</text:span><text:span text:style-name="T223"><text:s/></text:span><text:span text:style-name="T224">cell</text:span><text:span text:style-name="T225">;</text:span></text:p>
            <text:p text:style-name="Normal"><text:span text:style-name="T226">}</text:span></text:p>
          </table:table-cell>
        </table:table-row>
      </table:table>
      <text:p text:style-name="P227"/>
      <text:p text:style-name="P228"/>
      <text:p text:style-name="P229"/>
      <text:p text:style-name="P230"/>
      <text:list text:style-name="LFO1" text:continue-numbering="true">
        <text:list-item>
          <text:p text:style-name="P231"><text:span text:style-name="T232">Écrire la fonction pour dépiler.<text:s/></text:span><text:span text:style-name="T233">(pop)</text:span></text:p>
        </text:list-item>
      </text:list>
      <text:p text:style-name="P234"/>
      <text:p text:style-name="P235"/>
      <text:p text:style-name="P236"/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Algorithme :</text:p>
            <text:p text:style-name="P243"/>
            <text:p text:style-name="P244">fonction pop(Pile* pile) : vide</text:p>
            <text:p text:style-name="P245">Début</text:p>
            <text:p text:style-name="Normal"><text:span text:style-name="T246"><text:s text:c="2"/></text:span><text:span text:style-name="T247">Si</text:span><text:span text:style-name="T248"><text:s/>(pile != NULL)<text:s/></text:span><text:span text:style-name="T249">Alors</text:span><text:span text:style-name="T250"> :</text:span></text:p>
            <text:p text:style-name="P251"><text:s text:c="4"/>CELL *cellToUnstack = pile→first ;</text:p>
            <text:p text:style-name="Normal"><text:span text:style-name="T252"><text:s text:c="4"/></text:span><text:span text:style-name="T253">Si</text:span><text:span text:style-name="T254"><text:s/>(cellToUnstack != NULL)<text:s/></text:span><text:span text:style-name="T255">Alors</text:span><text:span text:style-name="T256"> :</text:span></text:p>
            <text:p text:style-name="P257"><text:s text:c="6"/>pile→first  &lt;=<text:s/>cellToUnstack→next ;</text:p>
            <text:p text:style-name="P258"><text:s text:c="6"/>deallouer(cellToUnstack) ;</text:p>
            <text:p text:style-name="Normal"><text:span text:style-name="T259"><text:s text:c="4"/></text:span><text:span text:style-name="T260">Fin Si</text:span></text:p>
            <text:p text:style-name="Normal"><text:span text:style-name="T261"><text:s text:c="2"/></text:span><text:span text:style-name="T262">Fin Si</text:span></text:p>
            <text:p text:style-name="Normal"><text:span text:style-name="T263">Fin</text:span></text:p>
            <text:p text:style-name="P264"/>
          </table:table-cell>
          <table:table-cell table:style-name="TableCell265">
            <text:p text:style-name="P266">Code C :</text:p>
            <text:p text:style-name="P267"/>
            <text:p text:style-name="P268"><text:span text:style-name="T269">void</text:span><text:span text:style-name="T270"><text:s/>pop</text:span><text:span text:style-name="T271">(</text:span><text:span text:style-name="T272">Pile</text:span><text:span text:style-name="T273">*</text:span><text:span text:style-name="T274"><text:s/>pile</text:span><text:span text:style-name="T275">){</text:span></text:p>
            <text:p text:style-name="P276"><text:span text:style-name="T277"><text:s text:c="4"/></text:span><text:span text:style-name="T278">if</text:span><text:span text:style-name="T279"><text:s/></text:span><text:span text:style-name="T280">(</text:span><text:span text:style-name="T281">pile<text:s/></text:span><text:span text:style-name="T282">==</text:span><text:span text:style-name="T283"><text:s/></text:span><text:span text:style-name="T284">NULL</text:span><text:span text:style-name="T285">)</text:span><text:span text:style-name="T286"><text:s/>exit</text:span><text:span text:style-name="T287">(</text:span><text:span text:style-name="T288">EXIT_FAILURE</text:span><text:span text:style-name="T289">);</text:span></text:p>
            <text:p text:style-name="P290"><text:span text:style-name="T291"><text:s text:c="4"/>Cell<text:s/></text:span><text:span text:style-name="T292">*</text:span><text:span text:style-name="T293">cellToUnstack<text:s/></text:span><text:span text:style-name="T294">=</text:span><text:span text:style-name="T295"><text:s/>pile</text:span><text:span text:style-name="T296">-&gt;</text:span><text:span text:style-name="T297">first</text:span><text:span text:style-name="T298">;</text:span></text:p>
            <text:p text:style-name="P299"><text:span text:style-name="T300"><text:s text:c="4"/></text:span><text:span text:style-name="T301">if</text:span><text:span text:style-name="T302">(</text:span><text:span text:style-name="T303">cellToUnstack<text:s/></text:span><text:span text:style-name="T304">==</text:span><text:span text:style-name="T305"><text:s/></text:span><text:span text:style-name="T306">NULL</text:span><text:span text:style-name="T307">)</text:span><text:span text:style-name="T308"><text:s/>exit</text:span><text:span text:style-name="T309">(</text:span><text:span text:style-name="T310">EXIT_FAILURE</text:span><text:span text:style-name="T311">);</text:span></text:p>
            <text:p text:style-name="P312"><text:span text:style-name="T313"><text:s text:c="4"/>pile</text:span><text:span text:style-name="T314">-&gt;</text:span><text:span text:style-name="T315">first<text:s/></text:span><text:span text:style-name="T316">=</text:span><text:span text:style-name="T317"><text:s/>cellToUnstack</text:span><text:span text:style-name="T318">-&gt;</text:span><text:span text:style-name="T319">next</text:span><text:span text:style-name="T320">;</text:span></text:p>
            <text:p text:style-name="P321"><text:span text:style-name="T322"><text:s text:c="4"/>free</text:span><text:span text:style-name="T323">(</text:span><text:span text:style-name="T324">cellToUnstack</text:span><text:span text:style-name="T325">);</text:span></text:p>
            <text:p text:style-name="Normal"><text:span text:style-name="T326">}</text:span></text:p>
          </table:table-cell>
        </table:table-row>
      </table:table>
      <text:p text:style-name="P327"/>
      <text:list text:style-name="LFO1" text:continue-numbering="true">
        <text:list-item>
          <text:p text:style-name="P328"><text:span text:style-name="T329">Écrire la fonction pour vider la pile.<text:s/></text:span><text:span text:style-name="T330">(clear)</text:span></text:p>
        </text:list-item>
      </text:list>
      <text:p text:style-name="P331"/>
      <table:table table:style-name="Table332">
        <table:table-columns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Algorithme :<text:s/></text:p>
            <text:p text:style-name="P338"/>
            <text:p text:style-name="P339">fonction clear(Pile *pile) : vide</text:p>
            <text:p text:style-name="P340">Début</text:p>
            <text:p text:style-name="Normal"><text:span text:style-name="T341"><text:s text:c="2"/></text:span><text:span text:style-name="T342">Tant Que</text:span><text:span text:style-name="T343"><text:s/>(pile→first != NULL)<text:s/></text:span><text:span text:style-name="T344">Faire</text:span><text:span text:style-name="T345"> :</text:span></text:p>
            <text:p text:style-name="P346"><text:s text:c="4"/>pop(pile) ;</text:p>
            <text:p text:style-name="Normal"><text:span text:style-name="T347"><text:s text:c="2"/></text:span><text:span text:style-name="T348">FinTantQue</text:span></text:p>
            <text:p text:style-name="Normal"><text:span text:style-name="T349">Fin</text:span></text:p>
          </table:table-cell>
          <table:table-cell table:style-name="TableCell350">
            <text:p text:style-name="P351">Code C :</text:p>
            <text:p text:style-name="P352"/>
            <text:p text:style-name="P353"><text:span text:style-name="T354">void</text:span><text:span text:style-name="T355"><text:s/></text:span><text:span text:style-name="T356">clear</text:span><text:span text:style-name="T357">(</text:span><text:span text:style-name="T358">Pile</text:span><text:span text:style-name="T359">*</text:span><text:span text:style-name="T360"><text:s/>pile</text:span><text:span text:style-name="T361">){</text:span></text:p>
            <text:p text:style-name="P362"><text:span text:style-name="T363"><text:s text:c="4"/></text:span><text:span text:style-name="T364">if</text:span><text:span text:style-name="T365">(</text:span><text:span text:style-name="T366">pile<text:s/></text:span><text:span text:style-name="T367">==</text:span><text:span text:style-name="T368"><text:s/></text:span><text:span text:style-name="T369">NULL</text:span><text:span text:style-name="T370">)</text:span><text:span text:style-name="T371"><text:s/>exit</text:span><text:span text:style-name="T372">(</text:span><text:span text:style-name="T373">EXIT_FAILURE</text:span><text:span text:style-name="T374">);</text:span></text:p>
            <text:p text:style-name="P375"><text:span text:style-name="T376"><text:s text:c="4"/></text:span><text:span text:style-name="T377">while</text:span><text:span text:style-name="T378">(</text:span><text:span text:style-name="T379">pile</text:span><text:span text:style-name="T380">-&gt;</text:span><text:span text:style-name="T381">first<text:s/></text:span><text:span text:style-name="T382">!=</text:span><text:span text:style-name="T383"><text:s/></text:span><text:span text:style-name="T384">NULL</text:span><text:span text:style-name="T385">){</text:span></text:p>
            <text:p text:style-name="P386"><text:span text:style-name="T387"><text:s text:c="8"/>pop</text:span><text:span text:style-name="T388">(</text:span><text:span text:style-name="T389">pile</text:span><text:span text:style-name="T390">);</text:span></text:p>
            <text:p text:style-name="P391"><text:span text:style-name="T392"><text:s text:c="4"/></text:span><text:span text:style-name="T393">}</text:span></text:p>
            <text:p text:style-name="Normal"><text:span text:style-name="T394">}</text:span></text:p>
          </table:table-cell>
        </table:table-row>
      </table:table>
      <text:p text:style-name="P395"/>
      <text:list text:style-name="LFO1" text:continue-numbering="true">
        <text:list-item>
          <text:p text:style-name="P396"><text:span text:style-name="T397">Écrire la fonction pour renvoyer la valeur du sommet.<text:s/></text:span><text:span text:style-name="T398">(top)</text:span></text:p>
        </text:list-item>
      </text:list>
      <text:p text:style-name="P399"/>
      <table:table table:style-name="Table400">
        <table:table-columns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>
            <text:p text:style-name="P405">Algorithme :<text:s/></text:p>
            <text:p text:style-name="P406"/>
            <text:p text:style-name="P407">fonction top(Pile *pile) : entier</text:p>
            <text:p text:style-name="P408">Début</text:p>
            <text:p text:style-name="Normal"><text:span text:style-name="T409"><text:s text:c="2"/></text:span><text:span text:style-name="T410">Si</text:span><text:span text:style-name="T411"><text:s/>(pile→<text:s/></text:span><text:span text:style-name="T412">first != NULL)<text:s/></text:span><text:span text:style-name="T413">Alors </text:span><text:span text:style-name="T414">:</text:span></text:p>
            <text:p text:style-name="P415"><text:s text:c="4"/>Retourner(pile→ first→value) ;</text:p>
            <text:p text:style-name="Normal"><text:span text:style-name="T416"><text:s text:c="2"/></text:span><text:span text:style-name="T417">Sinon :</text:span></text:p>
            <text:p text:style-name="P418"><text:s text:c="4"/>Retourner(-1) ;</text:p>
            <text:p text:style-name="Normal"><text:span text:style-name="T419"><text:s text:c="2"/></text:span><text:span text:style-name="T420">Fin si</text:span></text:p>
            <text:p text:style-name="Normal"><text:span text:style-name="T421">Fin</text:span></text:p>
          </table:table-cell>
          <table:table-cell table:style-name="TableCell422">
            <text:p text:style-name="P423">Code C :</text:p>
            <text:p text:style-name="P424"/>
            <text:p text:style-name="P425"><text:span text:style-name="T426">int</text:span><text:span text:style-name="T427"><text:s/>top</text:span><text:span text:style-name="T428">(</text:span><text:span text:style-name="T429">Pile</text:span><text:span text:style-name="T430">*</text:span><text:span text:style-name="T431"><text:s/>pile</text:span><text:span text:style-name="T432">){</text:span></text:p>
            <text:p text:style-name="P433"><text:span text:style-name="T434"><text:s text:c="4"/></text:span><text:span text:style-name="T435">return</text:span><text:span text:style-name="T436"><text:s/>pile</text:span><text:span text:style-name="T437">-&gt;</text:span><text:span text:style-name="T438">first</text:span><text:span text:style-name="T439">-&gt;</text:span><text:span text:style-name="T440">value</text:span><text:span text:style-name="T441">;</text:span></text:p>
            <text:p text:style-name="Normal"><text:span text:style-name="T442">}</text:span></text:p>
          </table:table-cell>
        </table:table-row>
      </table:table>
      <text:p text:style-name="P443"/>
      <text:list text:style-name="LFO1" text:continue-numbering="true">
        <text:list-item>
          <text:p text:style-name="P444"><text:span text:style-name="T445">Écrire la fonction pour tester si la pile est vide.<text:s/></text:span><text:span text:style-name="T446">(isEmpty)</text:span></text:p>
        </text:list-item>
      </text:list>
      <text:p text:style-name="P447"/>
      <table:table table:style-name="Table448">
        <table:table-columns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Algorithme :<text:s/></text:p>
            <text:p text:style-name="P454"/>
            <text:p text:style-name="P455">fonction isEmpty(Pile *pile) : entier</text:p>
            <text:p text:style-name="P456">Début</text:p>
            <text:p text:style-name="P457"><text:s text:c="2"/>Retourner (pile→first == NULL ? 1 : 0) ;</text:p>
            <text:p text:style-name="P458">Fin</text:p>
            <text:p text:style-name="P459"/>
          </table:table-cell>
          <table:table-cell table:style-name="TableCell460">
            <text:p text:style-name="P461">Code C :</text:p>
            <text:p text:style-name="P462"/>
            <text:p text:style-name="P463"><text:span text:style-name="T464">int</text:span><text:span text:style-name="T465"><text:s/>isEmpty</text:span><text:span text:style-name="T466">(</text:span><text:span text:style-name="T467">Pile</text:span><text:span text:style-name="T468">*</text:span><text:span text:style-name="T469"><text:s/>pile</text:span><text:span text:style-name="T470">){</text:span></text:p>
            <text:p text:style-name="P471"><text:span text:style-name="T472"><text:s text:c="4"/></text:span><text:span text:style-name="T473">return</text:span><text:span text:style-name="T474"><text:s/>pile</text:span><text:span text:style-name="T475">-&gt;</text:span><text:span text:style-name="T476">first<text:s/></text:span><text:span text:style-name="T477">==</text:span><text:span text:style-name="T478"><text:s/></text:span><text:span text:style-name="T479">NULL</text:span><text:span text:style-name="T480"><text:s/></text:span><text:span text:style-name="T481">?</text:span><text:span text:style-name="T482"><text:s/></text:span><text:span text:style-name="T483">1</text:span><text:span text:style-name="T484"><text:s/></text:span><text:span text:style-name="T485">:</text:span><text:span text:style-name="T486"><text:s/></text:span><text:span text:style-name="T487">0</text:span><text:span text:style-name="T488">;</text:span></text:p>
            <text:p text:style-name="Normal"><text:span text:style-name="T489">}</text:span></text:p>
          </table:table-cell>
        </table:table-row>
      </table:table>
      <text:p text:style-name="P490"/>
      <text:p text:style-name="P491"/>
      <text:p text:style-name="Normal"><text:span text:style-name="T49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 Roman" svg:font-family="Times Roman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/>
      <style:text-properties fo:font-weight="bold" style:font-weight-asian="bold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fo:font-style="italic" style:font-style-asian="italic" fo:hyphenate="false"/>
    </style:style>
    <style:style style:name="Normal" style:display-name="Normal" style:family="paragraph">
      <style:text-properties style:font-name="Times Roman" fo:font-size="14pt" style:font-size-asian="14pt" fo:hyphenate="false"/>
    </style:style>
    <style:style style:name="Policepardéfaut" style:display-name="Police par défaut" style:family="tex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umérodepage" style:display-name="Numéro de page" style:family="text" style:parent-style-name="Policepardéfau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rpsdetexte" style:display-name="Corps de texte" style:family="paragraph" style:parent-style-name="Normal">
      <style:paragraph-properties fo:text-align="justify"/>
      <style:text-properties fo:hyphenate="false"/>
    </style:style>
    <style:style style:name="Retraitcorpsdetexte" style:display-name="Retrait corps de texte" style:family="paragraph" style:parent-style-name="Normal">
      <style:paragraph-properties fo:text-indent="0.4916in"/>
      <style:text-properties fo:hyphenate="false"/>
    </style:style>
    <style:style style:name="Marquedecommentaire" style:display-name="Marque de commentaire" style:family="tex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fo:hyphenate="false"/>
    </style:style>
    <style:style style:name="CommentaireCar" style:display-name="Commentaire Car" style:family="text">
      <style:text-properties style:font-name="Times Roman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>
      <style:text-properties style:font-name="Times Roman"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909in" fo:margin-left="0.6298in" fo:margin-bottom="0.6694in" fo:margin-right="0.7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18in"/>
      </style:footer-style>
    </style:page-layout>
    <style:style style:name="P2" style:parent-style-name="Pieddepage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Zone de texte 1" text:anchor-type="paragraph" svg:x="0in" svg:y="0.0006in" svg:width="0in" svg:height="0in" style:rel-width="scale" style:rel-height="scale"><draw:text-box><text:p text:style-name="Pieddepage"/></draw:text-box><svg:title/><svg:desc/></draw:frame><text:tab/><text:span text:style-name="Numérodepage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té de Reims				Responsable A. HEBBACHE</dc:title>
    <dc:subject/>
    <meta:initial-creator>.</meta:initial-creator>
    <dc:creator>CORENTIN DUPONT</dc:creator>
    <meta:creation-date>2021-02-02T15:41:00Z</meta:creation-date>
    <dc:date>2021-02-02T15:44:00Z</dc:date>
    <meta:print-date>2021-02-02T15:44:00Z</meta:print-date>
    <meta:template xlink:href="Normal" xlink:type="simple"/>
    <meta:editing-cycles>7</meta:editing-cycles>
    <meta:editing-duration>PT120S</meta:editing-duration>
    <meta:document-statistic meta:page-count="2" meta:paragraph-count="5" meta:word-count="431" meta:character-count="2797" meta:row-count="19" meta:non-whitespace-character-count="2371"/>
  </office:meta>
</office:document-meta>
</file>